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6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7"/>
          <table:table-cell table:style-name="ce19" office:value-type="string" calcext:value-type="string">
            <text:p>1543.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1=</text:p>
          </table:table-cell>
          <table:table-cell office:value-type="string" calcext:value-type="string">
            <text:p>10.5583.</text:p>
          </table:table-cell>
          <table:table-cell office:value-type="string" calcext:value-type="string">
            <text:p>1277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table:style-name="Default"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 style:data-style-name="N2" text:time-value="11:42:18.9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03T11:43:42.434000000</dc:date>
    <meta:editing-duration>P5DT9H28M35S</meta:editing-duration>
    <meta:editing-cycles>2096</meta:editing-cycles>
    <meta:document-statistic meta:table-count="4" meta:cell-count="11577" meta:object-count="0"/>
  </office:meta>
</office:document-meta>
</file>